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18a" officeooo:paragraph-rsid="0006218a"/>
    </style:style>
    <style:style style:name="T1" style:family="text">
      <style:text-properties officeooo:rsid="00070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Richtig</text:p>
      <text:p text:style-name="P1"/>
      <text:p text:style-name="P1">b) Richtig</text:p>
      <text:p text:style-name="P1"/>
      <text:p text:style-name="P1">c) <text:span text:style-name="T1">Falsch</text:span></text:p>
      <text:p text:style-name="P1"/>
      <text:p text:style-name="P1">d) Richtig</text:p>
      <text:p text:style-name="P1"/>
      <text:p text:style-name="P1">e) Fals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09:29</meta:creation-date>
    <dc:date>2021-02-08T12:18:28.390000000</dc:date>
    <meta:editing-duration>PT8M59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6" meta:word-count="12" meta:character-count="57" meta:non-whitespace-character-count="51"/>
  </office:meta>
</office:document-meta>
</file>